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cf9" officeooo:paragraph-rsid="00009cf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st</text:span> key</text:p>
      <text:p text:style-name="P1"/>
      <text:p text:style-name="P1">z3sPfa5X3Q_hp1g4NY2DTQ38BMkaUz1rwH1Gbu-7SQg=</text:p>
      <text:p text:style-name="P1"/>
      <text:p text:style-name="P1">2<text:span text:style-name="T1">nd</text:span> key</text:p>
      <text:p text:style-name="P1"/>
      <text:p text:style-name="P1">L91xBzEQ-1QjurBZv1cc2ZQ-n-dyKf22w5krjMYWrQY=</text:p>
      <text:p text:style-name="P1"/>
      <text:p text:style-name="P1">Message</text:p>
      <text:p text:style-name="P1"/>
      <text:p text:style-name="P1">Hello World!</text:p>
      <text:p text:style-name="P1"/>
      <text:p text:style-name="P1">1<text:span text:style-name="T1">st</text:span> cipher message</text:p>
      <text:p text:style-name="P1"/>
      <text:p text:style-name="P1">gAAAAABmM7_WiMMTWYSrbi-r-CNnrQk4WLwpUaZMIOm_NYA-MYt6lFrCTOJU4OJ7Xe98EjmKVZzFvYh4Zy_eteHJBcF33QUXsQ==</text:p>
      <text:p text:style-name="P1"/>
      <text:p text:style-name="P1">2<text:span text:style-name="T1">nd</text:span> cipher message</text:p>
      <text:p text:style-name="P1"/>
      <text:p text:style-name="P1">gAAAAABmM8BfC4zkNouoFRifKOxxtCAYumkPY-dec524S-i5gF_yFOxNr1v3gMVsItcITMESGF6L-oQgvIA8xq0nBrVOgxDbIeG3B5SysHVQBtTp1pB-ZGU5rcZbS5is2iyFM8Umnd2jKnE-qAZNuTmCgJeTtWYmx8kf50ZGHEJxpIqCpIe9V036cc9Sa1xURPqg35dj8rTUs-Tp-qKOU1ptwSAWalXZfQ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2T09:29:18.301598268</meta:creation-date>
    <dc:date>2024-05-02T09:36:26.447414711</dc:date>
    <meta:editing-duration>PT7M9S</meta:editing-duration>
    <meta:editing-cycles>1</meta:editing-cycles>
    <meta:document-statistic meta:table-count="0" meta:image-count="0" meta:object-count="0" meta:page-count="1" meta:paragraph-count="10" meta:word-count="17" meta:character-count="485" meta:non-whitespace-character-count="478"/>
    <meta:generator>LibreOffice/6.4.7.2$Linux_X86_64 LibreOffice_project/40$Build-2</meta:generator>
  </office:meta>
</office:document-meta>
</file>